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2cm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33cm" svg:height="5.169cm" svg:x="4.983cm" svg:y="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33cm" svg:height="5.169cm" svg:x="13.125cm" svg:y="0.6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8cm" svg:height="0.692cm" svg:x="3.681cm" svg:y="1.0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18cm" svg:height="0.692cm" svg:x="14.122cm" svg:y="0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18cm" svg:height="0.692cm" svg:x="3.6cm" svg:y="4.47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18cm" svg:height="0.692cm" svg:x="13.98cm" svg:y="4.47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3" draw:text-style-name="P1" draw:layer="layout" svg:x1="5.819cm" svg:y1="1.383cm" svg:x2="7.061cm" svg:y2="0.854cm">
            <text:p/>
          </draw:line>
          <draw:line draw:style-name="gr3" draw:text-style-name="P1" draw:layer="layout" svg:x1="5.819cm" svg:y1="1.384cm" svg:x2="7.122cm" svg:y2="1.424cm">
            <text:p/>
          </draw:line>
          <draw:line draw:style-name="gr3" draw:text-style-name="P1" draw:layer="layout" svg:x1="5.82cm" svg:y1="1.384cm" svg:x2="7.02cm" svg:y2="2.014cm">
            <text:p/>
          </draw:line>
          <draw:line draw:style-name="gr3" draw:text-style-name="P1" draw:layer="layout" svg:x1="5.82cm" svg:y1="1.383cm" svg:x2="7.062cm" svg:y2="0.854cm">
            <text:p/>
          </draw:line>
          <draw:line draw:style-name="gr3" draw:text-style-name="P1" draw:layer="layout" svg:x1="5.82cm" svg:y1="1.384cm" svg:x2="7.123cm" svg:y2="1.424cm">
            <text:p/>
          </draw:line>
          <draw:line draw:style-name="gr3" draw:text-style-name="P1" draw:layer="layout" svg:x1="5.821cm" svg:y1="1.384cm" svg:x2="7.021cm" svg:y2="2.014cm">
            <text:p/>
          </draw:line>
        </draw:g>
        <draw:g>
          <draw:line draw:style-name="gr3" draw:text-style-name="P1" draw:layer="layout" svg:x1="12.984cm" svg:y1="4.803cm" svg:x2="11.742cm" svg:y2="4.274cm">
            <text:p/>
          </draw:line>
          <draw:line draw:style-name="gr3" draw:text-style-name="P1" draw:layer="layout" svg:x1="12.984cm" svg:y1="4.804cm" svg:x2="11.681cm" svg:y2="4.844cm">
            <text:p/>
          </draw:line>
          <draw:line draw:style-name="gr3" draw:text-style-name="P1" draw:layer="layout" svg:x1="12.983cm" svg:y1="4.804cm" svg:x2="11.783cm" svg:y2="5.434cm">
            <text:p/>
          </draw:line>
          <draw:line draw:style-name="gr3" draw:text-style-name="P1" draw:layer="layout" svg:x1="12.983cm" svg:y1="4.803cm" svg:x2="11.741cm" svg:y2="4.274cm">
            <text:p/>
          </draw:line>
          <draw:line draw:style-name="gr3" draw:text-style-name="P1" draw:layer="layout" svg:x1="12.983cm" svg:y1="4.804cm" svg:x2="11.68cm" svg:y2="4.844cm">
            <text:p/>
          </draw:line>
          <draw:line draw:style-name="gr3" draw:text-style-name="P1" draw:layer="layout" svg:x1="12.982cm" svg:y1="4.804cm" svg:x2="11.782cm" svg:y2="5.434cm">
            <text:p/>
          </draw:line>
        </draw:g>
        <draw:g>
          <draw:line draw:style-name="gr4" draw:text-style-name="P1" draw:layer="layout" svg:x1="13.063cm" svg:y1="1.099cm" svg:x2="11.802cm" svg:y2="0.753cm">
            <text:p/>
          </draw:line>
          <draw:line draw:style-name="gr4" draw:text-style-name="P1" draw:layer="layout" svg:x1="13.044cm" svg:y1="1.283cm" svg:x2="11.741cm" svg:y2="1.323cm">
            <text:p/>
          </draw:line>
          <draw:line draw:style-name="gr4" draw:text-style-name="P1" draw:layer="layout" svg:x1="13.043cm" svg:y1="1.283cm" svg:x2="11.74cm" svg:y2="1.323cm">
            <text:p/>
          </draw:line>
          <draw:line draw:style-name="gr4" draw:text-style-name="P1" draw:layer="layout" svg:x1="13.022cm" svg:y1="1.445cm" svg:x2="11.842cm" svg:y2="1.913cm">
            <text:p/>
          </draw:line>
        </draw:g>
        <draw:frame draw:style-name="gr5" draw:text-style-name="P2" draw:layer="layout" svg:width="3.859cm" svg:height="0.725cm" svg:x="7.608cm" svg:y="1cm">
          <draw:text-box>
            <text:p><text:span text:style-name="T1">media output fifos</text:span></text:p>
          </draw:text-box>
        </draw:frame>
        <draw:g>
          <draw:line draw:style-name="gr4" draw:text-style-name="P1" draw:layer="layout" svg:x1="5.858cm" svg:y1="4.641cm" svg:x2="7.119cm" svg:y2="4.295cm">
            <text:p/>
          </draw:line>
          <draw:line draw:style-name="gr4" draw:text-style-name="P1" draw:layer="layout" svg:x1="5.877cm" svg:y1="4.825cm" svg:x2="7.18cm" svg:y2="4.865cm">
            <text:p/>
          </draw:line>
          <draw:line draw:style-name="gr4" draw:text-style-name="P1" draw:layer="layout" svg:x1="5.878cm" svg:y1="4.825cm" svg:x2="7.181cm" svg:y2="4.865cm">
            <text:p/>
          </draw:line>
          <draw:line draw:style-name="gr4" draw:text-style-name="P1" draw:layer="layout" svg:x1="5.899cm" svg:y1="4.987cm" svg:x2="7.079cm" svg:y2="5.455cm">
            <text:p/>
          </draw:line>
        </draw:g>
        <draw:frame draw:style-name="gr5" draw:text-style-name="P2" draw:layer="layout" svg:width="3.597cm" svg:height="0.725cm" svg:x="7.62cm" svg:y="4.474cm">
          <draw:text-box>
            <text:p><text:span text:style-name="T1">media input fifos</text:span></text:p>
          </draw:text-box>
        </draw:frame>
        <draw:frame draw:style-name="gr5" draw:layer="layout" svg:width="0.853cm" svg:height="0.962cm" svg:x="4.945cm" svg:y="0.917cm">
          <draw:text-box>
            <text:p>1</text:p>
          </draw:text-box>
        </draw:frame>
        <draw:frame draw:style-name="gr5" draw:layer="layout" svg:width="0.853cm" svg:height="0.962cm" svg:x="13.086cm" svg:y="0.855cm">
          <draw:text-box>
            <text:p>2</text:p>
          </draw:text-box>
        </draw:frame>
        <draw:frame draw:style-name="gr5" draw:layer="layout" svg:width="0.853cm" svg:height="0.962cm" svg:x="4.946cm" svg:y="4.396cm">
          <draw:text-box>
            <text:p>3</text:p>
          </draw:text-box>
        </draw:frame>
        <draw:frame draw:style-name="gr5" draw:layer="layout" svg:width="0.853cm" svg:height="0.962cm" svg:x="13.067cm" svg:y="4.416cm">
          <draw:text-box>
            <text:p>4</text:p>
          </draw:text-box>
        </draw:frame>
        <draw:frame draw:style-name="gr5" draw:text-style-name="P3" draw:layer="layout" svg:width="3.338cm" svg:height="0.806cm" svg:x="0.346cm" svg:y="0.956cm">
          <draw:text-box>
            <text:p><text:span text:style-name="T2">1722 Stream</text:span></text:p>
          </draw:text-box>
        </draw:frame>
        <draw:frame draw:style-name="gr5" draw:text-style-name="P3" draw:layer="layout" svg:width="3.338cm" svg:height="0.806cm" svg:x="0.346cm" svg:y="4.396cm">
          <draw:text-box>
            <text:p><text:span text:style-name="T2">1722 Stream</text:span></text:p>
          </draw:text-box>
        </draw:frame>
        <draw:frame draw:style-name="gr5" draw:text-style-name="P3" draw:layer="layout" svg:width="2.542cm" svg:height="0.806cm" svg:x="15.244cm" svg:y="0.854cm">
          <draw:text-box>
            <text:p><text:span text:style-name="T2">audio out</text:span></text:p>
          </draw:text-box>
        </draw:frame>
        <draw:frame draw:style-name="gr5" draw:text-style-name="P3" draw:layer="layout" svg:width="2.238cm" svg:height="0.806cm" svg:x="15.325cm" svg:y="4.456cm">
          <draw:text-box>
            <text:p><text:span text:style-name="T2">audio 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e Lacey</meta:initial-creator>
    <meta:creation-date>2009-11-15T08:39:23</meta:creation-date>
    <dc:date>2010-12-12T16:33:21</dc:date>
    <dc:creator>David Lacey</dc:creator>
    <meta:editing-duration>PT00H37M43S</meta:editing-duration>
    <meta:editing-cycles>2</meta:editing-cycles>
    <meta:generator>OpenOffice.org/3.2$Unix OpenOffice.org_project/320m12$Build-9483</meta:generator>
    <meta:document-statistic meta:object-count="40"/>
  </office:meta>
</office:document-meta>
</file>